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draw="urn:oasis:names:tc:opendocument:xmlns:drawing:1.0" xmlns:svg="urn:oasis:names:tc:opendocument:xmlns:svg-compatible:1.0" xmlns:fo="urn:oasis:names:tc:opendocument:xmlns:xsl-fo-compatible:1.0" xmlns:presentation="urn:oasis:names:tc:opendocument:xmlns:presentation:1.0" office:version="1.3">
  <office:body>
    <office:presentation>
      <draw:page draw:name="Cover" draw:master-page-name="Default">
        <draw:frame svg:x="1.5cm" svg:y="3.5cm" svg:width="22cm" svg:height="3.5cm">
          <draw:text-box>
            <text:p text:style-name="TitleStyle">Conduction · ConNext</text:p>
          </draw:text-box>
        </draw:frame>
        <draw:frame svg:x="1.5cm" svg:y="7.5cm" svg:width="22cm" svg:height="2cm">
          <draw:text-box>
            <text:p text:style-name="SubtitleStyle">Deck template · 16:9 · tokens-driven</text:p>
          </draw:text-box>
        </draw:frame>
      </draw:page>
      <draw:page draw:name="Title-and-body" draw:master-page-name="Default">
        <draw:frame svg:x="1.5cm" svg:y="1cm" svg:width="22cm" svg:height="2cm">
          <draw:text-box>
            <text:p text:style-name="TitleStyle">Slide title</text:p>
          </draw:text-box>
        </draw:frame>
        <draw:frame svg:x="1.5cm" svg:y="4cm" svg:width="22cm" svg:height="9cm">
          <draw:text-box>
            <text:p text:style-name="SubtitleStyle">One claim per bullet.</text:p>
            <text:p text:style-name="SubtitleStyle">Subject is a person, never a system.</text:p>
            <text:p text:style-name="SubtitleStyle">Result before motivation.</text:p>
          </draw:text-box>
        </draw:frame>
      </draw:page>
      <draw:page draw:name="Closing" draw:master-page-name="Default">
        <draw:frame svg:x="1.5cm" svg:y="5cm" svg:width="22cm" svg:height="3cm">
          <draw:text-box>
            <text:p text:style-name="TitleStyle">Vragen?</text:p>
          </draw:text-box>
        </draw:frame>
        <draw:frame svg:x="1.5cm" svg:y="8.5cm" svg:width="22cm" svg:height="2cm">
          <draw:text-box>
            <text:p text:style-name="SubtitleStyle">ruben@conduction.nl · conduction.nl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office:version="1.3">
  <office:styles>
    <style:default-style style:family="paragraph">
      <style:text-properties style:font-name="Figtree" fo:font-size="18pt" fo:color="#152D5C"/>
    </style:default-style>
    <style:style style:name="TitleStyle" style:family="paragraph">
      <style:text-properties style:font-name="Figtree" fo:font-size="40pt" fo:font-weight="bold" fo:color="#21468B"/>
    </style:style>
    <style:style style:name="SubtitleStyle" style:family="paragraph">
      <style:text-properties style:font-name="Figtree" fo:font-size="20pt" fo:color="#4D69A4"/>
    </style:style>
    <style:style style:name="Accent" style:family="text">
      <style:text-properties fo:color="#F36C21" fo:font-weight="bold"/>
    </style:style>
  </office:styles>
  <office:automatic-styles>
    <style:page-layout style:name="PL1">
      <style:page-layout-properties fo:page-width="25.4cm" fo:page-height="14.288cm" style:print-orientation="landscape"/>
    </style:page-layout>
  </office:automatic-styles>
  <office:master-styles>
    <draw:layer-set/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meta:generator>Conduction design-system / build-odf.py</meta:generator>
    <dc:title>Conduction deck template</dc:title>
    <dc:creator>Conduction B.V.</dc:creator>
    <meta:initial-creator>Conduction B.V.</meta:initial-creator>
    <dc:date>2026-05-13T05:21:41+00:00</dc:date>
    <meta:creation-date>2026-05-13T05:21:41+00:00</meta:creation-date>
  </office:meta>
</office:document-meta>
</file>